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4.203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4.53cm"/>
    </style:style>
    <style:style style:name="co11" style:family="table-column">
      <style:table-column-properties fo:break-before="auto" style:column-width="1.0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eeeeee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9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fffd7" fo:border="0.74pt solid #000000"/>
    </style:style>
    <style:style style:name="ce11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38" style:family="table-cell" style:parent-style-name="Default">
      <style:table-cell-properties fo:border-bottom="none" fo:background-color="#eeeeee" fo:border-left="none" fo:border-right="0.74pt solid #000000" fo:border-top="0.74pt solid #000000"/>
    </style:style>
    <style:style style:name="ce39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40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eeeeee" fo:border="none"/>
    </style:style>
    <style:style style:name="ce24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26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27" style:family="table-cell" style:parent-style-name="Default">
      <style:table-cell-properties fo:border-bottom="0.74pt solid #000000" fo:background-color="#eeeeee" fo:border-left="none" fo:border-right="none" fo:border-top="0.74pt solid #000000"/>
      <style:text-properties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2.76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ce10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sarrollador1:</text:p>
          </table:table-cell>
          <table:table-cell office:value-type="string" calcext:value-type="string">
            <text:p>Adrián Losada Álvarez</text:p>
          </table:table-cell>
          <table:table-cell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sarrollador 2:</text:p>
          </table:table-cell>
          <table:table-cell office:value-type="string" calcext:value-type="string">
            <text:p>Pablo Seoane Temprano</text:p>
          </table:table-cell>
          <table:table-cell/>
          <table:table-cell table:style-name="Default"/>
          <table:table-cell table:style-name="ce19" office:value-type="string" calcext:value-type="string" table:number-columns-spanned="14" table:number-rows-spanned="1">
            <text:p>KEY</text:p>
          </table:table-cell>
          <table:covered-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ster1:</text:p>
          </table:table-cell>
          <table:table-cell office:value-type="string" calcext:value-type="string">
            <text:p>Carmen Lardín Sánchez</text:p>
          </table:table-cell>
          <table:table-cell table:style-name="ce1"/>
          <table:table-cell table:style-name="ce14" office:value-type="string" calcext:value-type="string" table:number-columns-spanned="1" table:number-rows-spanned="2">
            <text:p>Data</text:p>
          </table:table-cell>
          <table:table-cell table:style-name="ce3" office:value-type="string" calcext:value-type="string">
            <text:p>Agegar cesta</text:p>
          </table:table-cell>
          <table:table-cell table:style-name="ce3" office:value-type="string" calcext:value-type="string" table:number-columns-spanned="2" table:number-rows-spanned="1">
            <text:p>Agregar recordatorio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Dar tiempo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Hacer compra</text:p>
          </table:table-cell>
          <table:table-cell table:style-name="ce3" office:value-type="string" calcext:value-type="string">
            <text:p>Jugar minijuego</text:p>
          </table:table-cell>
          <table:table-cell table:style-name="ce3" office:value-type="string" calcext:value-type="string" table:number-columns-spanned="2" table:number-rows-spanned="1">
            <text:p>Periódico</text:p>
          </table:table-cell>
          <table:covered-table-cell table:style-name="ce3"/>
          <table:table-cell table:style-name="ce3" office:value-type="string" calcext:value-type="string">
            <text:p>Música/radio</text:p>
          </table:table-cell>
          <table:table-cell table:style-name="ce3" office:value-type="string" calcext:value-type="string">
            <text:p>Recetas</text:p>
          </table:table-cell>
          <table:table-cell table:style-name="ce3" office:value-type="string" calcext:value-type="string" table:number-columns-spanned="2" table:number-rows-spanned="1">
            <text:p>Resultados deporte</text:p>
          </table:table-cell>
          <table:covered-table-cell table:style-name="ce3"/>
          <table:table-cell table:style-name="ce50" office:value-type="string" calcext:value-type="string" table:number-columns-spanned="1" table:number-rows-spanned="2">
            <text:p>Respuesta predeterminad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ester2:</text:p>
          </table:table-cell>
          <table:table-cell office:value-type="string" calcext:value-type="string">
            <text:p>Julia Rodeiro Maseda</text:p>
          </table:table-cell>
          <table:table-cell table:style-name="ce1"/>
          <table:covered-table-cell table:style-name="ce15"/>
          <table:table-cell table:style-name="ce3" office:value-type="string" calcext:value-type="string">
            <text:p>Producto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Motivo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Lugar</text:p>
          </table:table-cell>
          <table:covered-table-cell table:style-name="ce3"/>
          <table:table-cell table:style-name="ce3" office:value-type="string" calcext:value-type="string">
            <text:p>Minijuego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Periódico</text:p>
          </table:table-cell>
          <table:table-cell table:style-name="ce3" office:value-type="string" calcext:value-type="string">
            <text:p>Emisora</text:p>
          </table:table-cell>
          <table:table-cell table:style-name="ce3" office:value-type="string" calcext:value-type="string">
            <text:p>Recet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Deporte</text:p>
          </table:table-cell>
          <table:covered-table-cell/>
          <table:table-cell table:style-name="ce4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draw:style-name="gr1" svg:width="2.899cm" svg:height="1.799cm" svg:x="11.085cm" svg:y="0.306cm" draw:caption-point-x="-0.61cm" draw:caption-point-y="1.51cm">
              <dc:creator>Autoría desconocida</dc:creator>
              <dc:date>2024-05-03T00:00:00</dc:date>
              <text:p>Por ahora solo frutas</text:p>
              <text:p/>
            </office:annotation>
            <text:p>Agegar cesta</text:p>
          </table:table-cell>
          <table:table-cell office:value-type="string" calcext:value-type="string">
            <text:p>Producto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37"/>
          <table:table-cell table:style-name="ce41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9"/>
          <table:table-cell table:formula="of:=SUM([.E5:.R5])" office:value-type="float" office:value="5" calcext:value-type="float">
            <text:p>5</text:p>
          </table:table-cell>
          <table:table-cell table:formula="of:=[.S5]/[.S19]" office:value-type="float" office:value="0.0735294117647059" calcext:value-type="float">
            <text:p>0,0735294117647059</text:p>
          </table:table-cell>
          <table:table-cell table:formula="of:=[.T5]*[.E20]" office:value-type="float" office:value="0.00540657439446367" calcext:value-type="float">
            <text:p>0,00540657439446367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Agregar recordatorio</text:p>
          </table:table-cell>
          <table:table-cell office:value-type="string" calcext:value-type="string">
            <text:p>Fech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38"/>
          <table:table-cell table:style-name="ce42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formula="of:=SUM([.E6:.R6])" office:value-type="float" office:value="4" calcext:value-type="float">
            <text:p>4</text:p>
          </table:table-cell>
          <table:table-cell table:formula="of:=[.S6]/[.S19]" office:value-type="float" office:value="0.0588235294117647" calcext:value-type="float">
            <text:p>0,0588235294117647</text:p>
          </table:table-cell>
          <table:table-cell table:formula="of:=[.T6]*[.F20]" office:value-type="float" office:value="0.00346020761245675" calcext:value-type="float">
            <text:p>0,00346020761245675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 calcext:value-type="string">
            <text:p>Motivo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39"/>
          <table:table-cell table:style-name="ce43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formula="of:=SUM([.E7:.R7])" office:value-type="float" office:value="4" calcext:value-type="float">
            <text:p>4</text:p>
          </table:table-cell>
          <table:table-cell table:formula="of:=[.S7]/[.S19]" office:value-type="float" office:value="0.0588235294117647" calcext:value-type="float">
            <text:p>0,0588235294117647</text:p>
          </table:table-cell>
          <table:table-cell table:formula="of:=[.T7]*[.G20]" office:value-type="float" office:value="0.00346020761245675" calcext:value-type="float">
            <text:p>0,0034602076124567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Dar tiempo</text:p>
          </table:table-cell>
          <table:table-cell office:value-type="string" calcext:value-type="string">
            <text:p>Fecha</text:p>
          </table:table-cell>
          <table:table-cell table:style-name="ce7" table:number-columns-repeated="3"/>
          <table:table-cell table:style-name="ce7" office:value-type="float" office:value="5" calcext:value-type="float">
            <text:p>5</text:p>
          </table:table-cell>
          <table:table-cell table:style-name="ce38"/>
          <table:table-cell table:style-name="ce42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formula="of:=SUM([.E8:.R8])" office:value-type="float" office:value="5" calcext:value-type="float">
            <text:p>5</text:p>
          </table:table-cell>
          <table:table-cell table:formula="of:=[.S8]/[.S19]" office:value-type="float" office:value="0.0735294117647059" calcext:value-type="float">
            <text:p>0,0735294117647059</text:p>
          </table:table-cell>
          <table:table-cell table:formula="of:=[.T8]*[.H20]" office:value-type="float" office:value="0.00540657439446367" calcext:value-type="float">
            <text:p>0,00540657439446367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 calcext:value-type="string">
            <text:p>Lugar</text:p>
          </table:table-cell>
          <table:table-cell table:style-name="ce8" table:number-columns-repeated="4"/>
          <table:table-cell table:style-name="ce39" office:value-type="float" office:value="5" calcext:value-type="float">
            <text:p>5</text:p>
          </table:table-cell>
          <table:table-cell table:style-name="ce43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formula="of:=SUM([.E9:.R9])" office:value-type="float" office:value="5" calcext:value-type="float">
            <text:p>5</text:p>
          </table:table-cell>
          <table:table-cell table:formula="of:=[.S9]/[.S19]" office:value-type="float" office:value="0.0735294117647059" calcext:value-type="float">
            <text:p>0,0735294117647059</text:p>
          </table:table-cell>
          <table:table-cell table:formula="of:=[.T9]*[.I20]" office:value-type="float" office:value="0.00540657439446367" calcext:value-type="float">
            <text:p>0,00540657439446367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office:annotation draw:style-name="gr1" svg:width="2.899cm" svg:height="1.799cm" svg:x="13.342cm" svg:y="2.564cm" draw:caption-point-x="-0.61cm" draw:caption-point-y="1.51cm">
              <dc:creator>Autoría desconocida</dc:creator>
              <dc:date>2024-05-03T00:00:00</dc:date>
              <text:p>Para que la haga tienes que hacer referencia a la cesta</text:p>
            </office:annotation>
            <text:p>Hacer compra</text:p>
          </table:table-cell>
          <table:covered-table-cell/>
          <table:table-cell table:style-name="ce9" table:number-columns-repeated="4"/>
          <table:table-cell table:style-name="ce40"/>
          <table:table-cell table:style-name="ce44" office:value-type="float" office:value="3" calcext:value-type="float">
            <text:p>3</text:p>
          </table:table-cell>
          <table:table-cell table:style-name="ce26"/>
          <table:table-cell table:style-name="ce9"/>
          <table:table-cell table:style-name="ce26"/>
          <table:table-cell table:style-name="ce9"/>
          <table:table-cell table:style-name="ce26"/>
          <table:table-cell table:style-name="ce9"/>
          <table:table-cell table:style-name="ce26"/>
          <table:table-cell table:style-name="ce9"/>
          <table:table-cell table:formula="of:=SUM([.E10:.R10])" office:value-type="float" office:value="3" calcext:value-type="float">
            <text:p>3</text:p>
          </table:table-cell>
          <table:table-cell table:formula="of:=[.S10]/[.S19]" office:value-type="float" office:value="0.0441176470588235" calcext:value-type="float">
            <text:p>0,0441176470588235</text:p>
          </table:table-cell>
          <table:table-cell table:formula="of:=[.T10]*[.J20]" office:value-type="float" office:value="0.00194636678200692" calcext:value-type="float">
            <text:p>0,00194636678200692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Jugar minijuegos</text:p>
          </table:table-cell>
          <table:table-cell office:value-type="string" calcext:value-type="string">
            <office:annotation draw:style-name="gr2" svg:width="2.899cm" svg:height="2.966cm" svg:x="13.342cm" svg:y="3.016cm" draw:caption-point-x="-0.61cm" draw:caption-point-y="1.51cm">
              <dc:creator>Autoría desconocida</dc:creator>
              <dc:date>2024-05-03T00:00:00</dc:date>
              <text:p>Algunos minijuegos:<text:line-break/><text:line-break/>bingo<text:line-break/>pasapalabra<text:line-break/>ruleta<text:line-break/>simon dice</text:p>
            </office:annotation>
            <text:p>Minijuego</text:p>
          </table:table-cell>
          <table:table-cell table:style-name="ce6" table:number-columns-repeated="4"/>
          <table:table-cell table:style-name="ce37"/>
          <table:table-cell table:style-name="ce41"/>
          <table:table-cell table:style-name="ce23" office:value-type="float" office:value="6" calcext:value-type="float">
            <text:p>6</text:p>
          </table:table-cell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9"/>
          <table:table-cell table:formula="of:=SUM([.E11:.R11])" office:value-type="float" office:value="6" calcext:value-type="float">
            <text:p>6</text:p>
          </table:table-cell>
          <table:table-cell table:formula="of:=[.S11]/[.S19]" office:value-type="float" office:value="0.0882352941176471" calcext:value-type="float">
            <text:p>0,0882352941176471</text:p>
          </table:table-cell>
          <table:table-cell table:formula="of:=[.T11]*[.K20]" office:value-type="float" office:value="0.00778546712802768" calcext:value-type="float">
            <text:p>0,00778546712802768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Periódico</text:p>
          </table:table-cell>
          <table:table-cell office:value-type="string" calcext:value-type="string">
            <text:p>Fecha</text:p>
          </table:table-cell>
          <table:table-cell table:style-name="ce7" table:number-columns-repeated="4"/>
          <table:table-cell table:style-name="ce38"/>
          <table:table-cell table:style-name="ce42"/>
          <table:table-cell table:style-name="ce24"/>
          <table:table-cell table:style-name="ce7" office:value-type="float" office:value="4" calcext:value-type="float">
            <text:p>4</text:p>
          </table:table-cell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 office:value-type="float" office:value="1" calcext:value-type="float">
            <text:p>1</text:p>
          </table:table-cell>
          <table:table-cell table:formula="of:=SUM([.E12:.R12])" office:value-type="float" office:value="5" calcext:value-type="float">
            <text:p>5</text:p>
          </table:table-cell>
          <table:table-cell table:formula="of:=[.S12]/[.S19]" office:value-type="float" office:value="0.0735294117647059" calcext:value-type="float">
            <text:p>0,0735294117647059</text:p>
          </table:table-cell>
          <table:table-cell table:formula="of:=[.T12]*[.L20]" office:value-type="float" office:value="0.00432525951557094" calcext:value-type="float">
            <text:p>0,00432525951557094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 calcext:value-type="string">
            <text:p>Periódico</text:p>
          </table:table-cell>
          <table:table-cell table:style-name="ce8" table:number-columns-repeated="4"/>
          <table:table-cell table:style-name="ce39"/>
          <table:table-cell table:style-name="ce43"/>
          <table:table-cell table:style-name="ce25"/>
          <table:table-cell table:style-name="ce8"/>
          <table:table-cell table:style-name="ce25" office:value-type="float" office:value="3" calcext:value-type="float">
            <text:p>3</text:p>
          </table:table-cell>
          <table:table-cell table:style-name="ce8"/>
          <table:table-cell table:style-name="ce25"/>
          <table:table-cell table:style-name="ce8"/>
          <table:table-cell table:style-name="ce25"/>
          <table:table-cell table:style-name="ce8" office:value-type="float" office:value="2" calcext:value-type="float">
            <text:p>2</text:p>
          </table:table-cell>
          <table:table-cell table:formula="of:=SUM([.E13:.R13])" office:value-type="float" office:value="5" calcext:value-type="float">
            <text:p>5</text:p>
          </table:table-cell>
          <table:table-cell table:formula="of:=[.S13]/[.S19]" office:value-type="float" office:value="0.0735294117647059" calcext:value-type="float">
            <text:p>0,0735294117647059</text:p>
          </table:table-cell>
          <table:table-cell table:formula="of:=[.T13]*[.M20]" office:value-type="float" office:value="0.0032439446366782" calcext:value-type="float">
            <text:p>0,0032439446366782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Música/Radio</text:p>
          </table:table-cell>
          <table:table-cell office:value-type="string" calcext:value-type="string">
            <text:p>Emisora</text:p>
          </table:table-cell>
          <table:table-cell table:style-name="ce9" table:number-columns-repeated="4"/>
          <table:table-cell table:style-name="ce40"/>
          <table:table-cell table:style-name="ce44"/>
          <table:table-cell table:style-name="ce27"/>
          <table:table-cell table:style-name="ce9"/>
          <table:table-cell table:style-name="ce26"/>
          <table:table-cell table:style-name="ce9" office:value-type="float" office:value="5" calcext:value-type="float">
            <text:p>5</text:p>
          </table:table-cell>
          <table:table-cell table:style-name="ce26"/>
          <table:table-cell table:style-name="ce9"/>
          <table:table-cell table:style-name="ce26"/>
          <table:table-cell table:style-name="ce9" office:value-type="float" office:value="2" calcext:value-type="float">
            <text:p>2</text:p>
          </table:table-cell>
          <table:table-cell table:formula="of:=SUM([.E14:.R14])" office:value-type="float" office:value="7" calcext:value-type="float">
            <text:p>7</text:p>
          </table:table-cell>
          <table:table-cell table:formula="of:=[.S14]/[.S19]" office:value-type="float" office:value="0.102941176470588" calcext:value-type="float">
            <text:p>0,102941176470588</text:p>
          </table:table-cell>
          <table:table-cell table:formula="of:=[.T14]*[.N20]" office:value-type="float" office:value="0.00756920415224914" calcext:value-type="float">
            <text:p>0,00756920415224914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Recetas</text:p>
          </table:table-cell>
          <table:table-cell office:value-type="string" calcext:value-type="string">
            <office:annotation draw:style-name="gr1" svg:width="2.899cm" svg:height="1.799cm" svg:x="13.342cm" svg:y="4.822cm" draw:caption-point-x="-0.61cm" draw:caption-point-y="1.51cm">
              <dc:creator>Autoría desconocida</dc:creator>
              <dc:date>2024-05-03T00:00:00</dc:date>
              <text:p>Trata de queso<text:line-break/>Pizza</text:p>
            </office:annotation>
            <text:p>Receta</text:p>
          </table:table-cell>
          <table:table-cell table:style-name="ce6" table:number-columns-repeated="4"/>
          <table:table-cell table:style-name="ce37"/>
          <table:table-cell table:style-name="ce41"/>
          <table:table-cell table:style-name="ce23"/>
          <table:table-cell table:style-name="ce6"/>
          <table:table-cell table:style-name="ce23"/>
          <table:table-cell table:style-name="ce6"/>
          <table:table-cell table:style-name="ce23" office:value-type="float" office:value="6" calcext:value-type="float">
            <text:p>6</text:p>
          </table:table-cell>
          <table:table-cell table:style-name="ce6"/>
          <table:table-cell table:style-name="ce23"/>
          <table:table-cell table:style-name="ce9"/>
          <table:table-cell table:formula="of:=SUM([.E15:.R15])" office:value-type="float" office:value="6" calcext:value-type="float">
            <text:p>6</text:p>
          </table:table-cell>
          <table:table-cell table:formula="of:=[.S15]/[.S19]" office:value-type="float" office:value="0.0882352941176471" calcext:value-type="float">
            <text:p>0,0882352941176471</text:p>
          </table:table-cell>
          <table:table-cell table:formula="of:=[.T15]*[.O20]" office:value-type="float" office:value="0.00778546712802768" calcext:value-type="float">
            <text:p>0,00778546712802768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Resultados deporte</text:p>
          </table:table-cell>
          <table:table-cell office:value-type="string" calcext:value-type="string">
            <text:p>Fecha</text:p>
          </table:table-cell>
          <table:table-cell table:style-name="ce7" table:number-columns-repeated="4"/>
          <table:table-cell table:style-name="ce38"/>
          <table:table-cell table:style-name="ce42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 office:value-type="float" office:value="4" calcext:value-type="float">
            <text:p>4</text:p>
          </table:table-cell>
          <table:table-cell table:style-name="ce24"/>
          <table:table-cell table:style-name="ce7"/>
          <table:table-cell table:formula="of:=SUM([.E16:.R16])" office:value-type="float" office:value="4" calcext:value-type="float">
            <text:p>4</text:p>
          </table:table-cell>
          <table:table-cell table:formula="of:=[.S16]/[.S19]" office:value-type="float" office:value="0.0588235294117647" calcext:value-type="float">
            <text:p>0,0588235294117647</text:p>
          </table:table-cell>
          <table:table-cell table:formula="of:=[.T16]*[.P20]" office:value-type="float" office:value="0.00346020761245675" calcext:value-type="float">
            <text:p>0,00346020761245675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 calcext:value-type="string">
            <office:annotation draw:style-name="gr1" svg:width="2.899cm" svg:height="1.799cm" svg:x="13.342cm" svg:y="5.725cm" draw:caption-point-x="-0.61cm" draw:caption-point-y="1.51cm">
              <dc:creator>Autoría desconocida</dc:creator>
              <dc:date>2024-05-03T00:00:00</dc:date>
              <text:p>Futbol<text:line-break/>Baloncesto<text:line-break/>Hockey</text:p>
            </office:annotation>
            <text:p>Deporte</text:p>
          </table:table-cell>
          <table:table-cell table:style-name="ce8" table:number-columns-repeated="4"/>
          <table:table-cell table:style-name="ce39"/>
          <table:table-cell table:style-name="ce43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 office:value-type="float" office:value="4" calcext:value-type="float">
            <text:p>4</text:p>
          </table:table-cell>
          <table:table-cell table:style-name="ce8"/>
          <table:table-cell table:formula="of:=SUM([.E17:.R17])" office:value-type="float" office:value="4" calcext:value-type="float">
            <text:p>4</text:p>
          </table:table-cell>
          <table:table-cell table:formula="of:=[.S17]/[.S19]" office:value-type="float" office:value="0.0588235294117647" calcext:value-type="float">
            <text:p>0,0588235294117647</text:p>
          </table:table-cell>
          <table:table-cell table:formula="of:=[.T17]*[.Q20]" office:value-type="float" office:value="0.00346020761245675" calcext:value-type="float">
            <text:p>0,00346020761245675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 table:number-columns-spanned="2" table:number-rows-spanned="1">
            <text:p>Respuesta predeterminada</text:p>
          </table:table-cell>
          <table:covered-table-cell table:style-name="Default"/>
          <table:table-cell table:style-name="ce9" table:number-columns-repeated="5"/>
          <table:table-cell table:style-name="ce44"/>
          <table:table-cell table:style-name="ce9" table:number-columns-repeated="7"/>
          <table:table-cell table:style-name="ce9" office:value-type="float" office:value="5" calcext:value-type="float">
            <text:p>5</text:p>
          </table:table-cell>
          <table:table-cell table:formula="of:=SUM([.E18:.R18])" office:value-type="float" office:value="5" calcext:value-type="float">
            <text:p>5</text:p>
          </table:table-cell>
          <table:table-cell table:formula="of:=[.S18]/[.S19]" office:value-type="float" office:value="0.0735294117647059" calcext:value-type="float">
            <text:p>0,0735294117647059</text:p>
          </table:table-cell>
          <table:table-cell table:formula="of:=[.T18]*[.R20]" office:value-type="float" office:value="0.0108131487889273" calcext:value-type="float">
            <text:p>0,0108131487889273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SUM</text:p>
          </table:table-cell>
          <table:table-cell table:style-name="ce10" table:formula="of:=SUM([.E5:.E18])" office:value-type="float" office:value="5" calcext:value-type="float">
            <text:p>5</text:p>
          </table:table-cell>
          <table:table-cell table:style-name="ce10" table:formula="of:=SUM([.F5:.F18])" office:value-type="float" office:value="4" calcext:value-type="float">
            <text:p>4</text:p>
          </table:table-cell>
          <table:table-cell table:style-name="ce10" table:formula="of:=SUM([.G5:.G18])" office:value-type="float" office:value="4" calcext:value-type="float">
            <text:p>4</text:p>
          </table:table-cell>
          <table:table-cell table:style-name="ce10" table:formula="of:=SUM([.H5:.H18])" office:value-type="float" office:value="5" calcext:value-type="float">
            <text:p>5</text:p>
          </table:table-cell>
          <table:table-cell table:style-name="ce10" table:formula="of:=SUM([.I5:.I18])" office:value-type="float" office:value="5" calcext:value-type="float">
            <text:p>5</text:p>
          </table:table-cell>
          <table:table-cell table:style-name="ce10" table:formula="of:=SUM([.J5:.J18])" office:value-type="float" office:value="3" calcext:value-type="float">
            <text:p>3</text:p>
          </table:table-cell>
          <table:table-cell table:style-name="ce10" table:formula="of:=SUM([.K5:.K18])" office:value-type="float" office:value="6" calcext:value-type="float">
            <text:p>6</text:p>
          </table:table-cell>
          <table:table-cell table:style-name="ce10" table:formula="of:=SUM([.L5:.L18])" office:value-type="float" office:value="4" calcext:value-type="float">
            <text:p>4</text:p>
          </table:table-cell>
          <table:table-cell table:style-name="ce10" table:formula="of:=SUM([.M5:.M18])" office:value-type="float" office:value="3" calcext:value-type="float">
            <text:p>3</text:p>
          </table:table-cell>
          <table:table-cell table:style-name="ce10" table:formula="of:=SUM([.N5:.N18])" office:value-type="float" office:value="5" calcext:value-type="float">
            <text:p>5</text:p>
          </table:table-cell>
          <table:table-cell table:style-name="ce10" table:formula="of:=SUM([.O5:.O18])" office:value-type="float" office:value="6" calcext:value-type="float">
            <text:p>6</text:p>
          </table:table-cell>
          <table:table-cell table:style-name="ce10" table:formula="of:=SUM([.P5:.P18])" office:value-type="float" office:value="4" calcext:value-type="float">
            <text:p>4</text:p>
          </table:table-cell>
          <table:table-cell table:style-name="ce10" table:formula="of:=SUM([.Q5:.Q18])" office:value-type="float" office:value="4" calcext:value-type="float">
            <text:p>4</text:p>
          </table:table-cell>
          <table:table-cell table:style-name="ce10" table:formula="of:=SUM([.R5:.R18])" office:value-type="float" office:value="10" calcext:value-type="float">
            <text:p>10</text:p>
          </table:table-cell>
          <table:table-cell table:formula="of:=SUM([.E19:.R19]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formula="of:=[.E19]/[.$S19]" office:value-type="float" office:value="0.0735294117647059" calcext:value-type="float">
            <text:p>0,0735294117647059</text:p>
          </table:table-cell>
          <table:table-cell table:formula="of:=[.F19]/[.$S19]" office:value-type="float" office:value="0.0588235294117647" calcext:value-type="float">
            <text:p>0,0588235294117647</text:p>
          </table:table-cell>
          <table:table-cell table:formula="of:=[.G19]/[.$S19]" office:value-type="float" office:value="0.0588235294117647" calcext:value-type="float">
            <text:p>0,0588235294117647</text:p>
          </table:table-cell>
          <table:table-cell table:formula="of:=[.H19]/[.$S19]" office:value-type="float" office:value="0.0735294117647059" calcext:value-type="float">
            <text:p>0,0735294117647059</text:p>
          </table:table-cell>
          <table:table-cell table:formula="of:=[.I19]/[.$S19]" office:value-type="float" office:value="0.0735294117647059" calcext:value-type="float">
            <text:p>0,0735294117647059</text:p>
          </table:table-cell>
          <table:table-cell table:formula="of:=[.J19]/[.$S19]" office:value-type="float" office:value="0.0441176470588235" calcext:value-type="float">
            <text:p>0,0441176470588235</text:p>
          </table:table-cell>
          <table:table-cell table:formula="of:=[.K19]/[.$S19]" office:value-type="float" office:value="0.0882352941176471" calcext:value-type="float">
            <text:p>0,0882352941176471</text:p>
          </table:table-cell>
          <table:table-cell table:formula="of:=[.L19]/[.$S19]" office:value-type="float" office:value="0.0588235294117647" calcext:value-type="float">
            <text:p>0,0588235294117647</text:p>
          </table:table-cell>
          <table:table-cell table:formula="of:=[.M19]/[.$S19]" office:value-type="float" office:value="0.0441176470588235" calcext:value-type="float">
            <text:p>0,0441176470588235</text:p>
          </table:table-cell>
          <table:table-cell table:formula="of:=[.N19]/[.$S19]" office:value-type="float" office:value="0.0735294117647059" calcext:value-type="float">
            <text:p>0,0735294117647059</text:p>
          </table:table-cell>
          <table:table-cell table:formula="of:=[.O19]/[.$S19]" office:value-type="float" office:value="0.0882352941176471" calcext:value-type="float">
            <text:p>0,0882352941176471</text:p>
          </table:table-cell>
          <table:table-cell table:formula="of:=[.P19]/[.$S19]" office:value-type="float" office:value="0.0588235294117647" calcext:value-type="float">
            <text:p>0,0588235294117647</text:p>
          </table:table-cell>
          <table:table-cell table:formula="of:=[.Q19]/[.$S19]" office:value-type="float" office:value="0.0588235294117647" calcext:value-type="float">
            <text:p>0,0588235294117647</text:p>
          </table:table-cell>
          <table:table-cell table:formula="of:=[.R19]/[.$S19]" office:value-type="float" office:value="0.147058823529412" calcext:value-type="float">
            <text:p>0,147058823529412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9" office:value-type="string" calcext:value-type="string" table:number-columns-spanned="2" table:number-rows-spanned="1">
            <text:p>RESULTS</text:p>
          </table:table-cell>
          <table:covered-table-cell/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(E)</text:p>
          </table:table-cell>
          <table:table-cell table:style-name="ce12" table:formula="of:=SUM([.U5:.U18])" office:value-type="float" office:value="0.0735294117647059" calcext:value-type="float">
            <text:p>0,0735294117647059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(A)</text:p>
          </table:table-cell>
          <table:table-cell table:style-name="ce12" table:formula="of:=SUM([.E5];[.F6];[.G7];[.H8];[.I9];[.J10];[.K11];[.L12];[.M13];[.N14];[.O15];[.P16];[.Q17];[.R18])/[.S19]" office:value-type="float" office:value="0.926470588235294" calcext:value-type="float">
            <text:p>0,926470588235294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K</text:p>
          </table:table-cell>
          <table:table-cell table:style-name="ce12" table:formula="of:=[.F25]-[.F24]/(1-[.F24])" office:value-type="float" office:value="0.847105508870215" calcext:value-type="float">
            <text:p>0,847105508870215</text:p>
          </table:table-cell>
          <table:table-cell table:number-columns-repeated="1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4:18:26.6296803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08:37.548656601</meta:creation-date>
    <dc:date>2024-05-03T14:22:44.405179491</dc:date>
    <meta:editing-duration>PT3H1M41S</meta:editing-duration>
    <meta:editing-cycles>16</meta:editing-cycles>
    <meta:generator>LibreOffice/24.2.2.2$Linux_X86_64 LibreOffice_project/427a8baee0312a7693737440f205d2e411d50bad</meta:generator>
    <meta:document-statistic meta:table-count="1" meta:cell-count="151" meta:object-count="0"/>
  </office:meta>
</office:document-meta>
</file>